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fo:font-weight="normal" officeooo:rsid="00201345" officeooo:paragraph-rsid="0010118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solid" style:text-underline-width="auto" style:text-underline-color="font-color" fo:font-weight="bold" officeooo:rsid="00201345" officeooo:paragraph-rsid="0010118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solid" style:text-underline-width="auto" style:text-underline-color="font-color" fo:font-weight="bold" officeooo:rsid="0010118d" officeooo:paragraph-rsid="0010118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none" fo:font-weight="normal" officeooo:rsid="0010118d" officeooo:paragraph-rsid="0010118d" style:font-weight-asian="normal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none" fo:font-weight="normal" officeooo:rsid="0010118d" officeooo:paragraph-rsid="00108ac6" style:font-weight-asian="normal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none" fo:font-weight="normal" officeooo:rsid="00108ac6" officeooo:paragraph-rsid="00108ac6" style:font-weight-asian="normal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none" fo:font-weight="normal" officeooo:rsid="001605f7" officeooo:paragraph-rsid="001605f7" style:font-weight-asian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3pt" fo:letter-spacing="normal" fo:font-style="normal" fo:font-weight="bold" officeooo:rsid="00201345" officeooo:paragraph-rsid="0010118d" style:font-size-asian="13pt" style:font-weight-asian="bold" style:font-size-complex="13pt" style:font-weight-complex="bold"/>
    </style:style>
    <style:style style:name="T1" style:family="text">
      <style:text-properties officeooo:rsid="0010118d"/>
    </style:style>
    <style:style style:name="T2" style:family="text">
      <style:text-properties officeooo:rsid="00108ac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8ac6"/>
    </style:style>
    <style:style style:name="T5" style:family="text">
      <style:text-properties officeooo:rsid="00201345"/>
    </style:style>
    <style:style style:name="T6" style:family="text">
      <style:text-properties officeooo:rsid="0013d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ge name : <text:s/><text:span text:style-name="T1">pubgregister</text:span>.html</text:p>
      <text:p text:style-name="P1"/>
      <text:p text:style-name="P2">test cases:</text:p>
      <text:p text:style-name="P2"/>
      <text:p text:style-name="P3">header(nevigation bar)</text:p>
      <text:p text:style-name="P1"/>
      <text:p text:style-name="P1">1)logo working : hover , redirecton <text:span text:style-name="T6">(index.html)</text:span>, dispaly</text:p>
      <text:p text:style-name="P1"/>
      <text:p text:style-name="P1">2)login working : hover , redirecton<text:span text:style-name="T6">(login.html)</text:span> , dispaly</text:p>
      <text:p text:style-name="P1"/>
      <text:p text:style-name="P1">3)home working : hover , redirecton<text:span text:style-name="T6">(index.html)</text:span> , dispaly <text:tab/></text:p>
      <text:p text:style-name="P1"/>
      <text:p text:style-name="P1">4)signup working : hover , redirecton<text:span text:style-name="T6">(signup.html)</text:span> , dispaly</text:p>
      <text:p text:style-name="P1"/>
      <text:p text:style-name="P3">body</text:p>
      <text:p text:style-name="P3"/>
      <text:p text:style-name="P4">6)form display properly</text:p>
      <text:p text:style-name="P4"/>
      <text:p text:style-name="P4">7)player 1 id : numbers only, not more than 20 numbers</text:p>
      <text:p text:style-name="P4"/>
      <text:p text:style-name="P4">8)player 2 id : numbers only, not more than 20 numbers</text:p>
      <text:p text:style-name="P4"/>
      <text:p text:style-name="P4">9)player 3 id : numbers only, not more than 20 numbers</text:p>
      <text:p text:style-name="P4"/>
      <text:p text:style-name="P4">10)player 4 id : numbers only, not more than 20 numbers</text:p>
      <text:p text:style-name="P4"/>
      <text:p text:style-name="P4">11)team name :characters and numbers only, not more than 20 characters</text:p>
      <text:p text:style-name="P4"/>
      <text:p text:style-name="P4">12)date : working properly</text:p>
      <text:p text:style-name="P4"/>
      <text:p text:style-name="P5">14)contact number : <text:span text:style-name="T2">numbers only , not more than and less than 10 numbers</text:span></text:p>
      <text:p text:style-name="P5"/>
      <text:p text:style-name="P5"><text:span text:style-name="T2">15)email id :matching regular exprssion </text:span><text:span text:style-name="T4">abcd@mail.com </text:span></text:p>
      <text:p text:style-name="P5"><text:span text:style-name="T4"/></text:p>
      <text:p text:style-name="P6">16)accept rules : mandatory field</text:p>
      <text:p text:style-name="P6"/>
      <text:p text:style-name="P6">17)accept T&amp;C : mandatory field</text:p>
      <text:p text:style-name="P6"/>
      <text:p text:style-name="P6">18)do payment :<text:span text:style-name="T5"> hover , redirecton (payment.html), dispaly</text:span></text:p>
      <text:p text:style-name="P6"/>
      <text:p text:style-name="P6"/>
      <text:p text:style-name="P6"/>
      <text:p text:style-name="P7">3nf 2nf 1nf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23:08.676688824</meta:creation-date>
    <dc:date>2019-06-24T17:53:00.257197818</dc:date>
    <meta:editing-duration>PT4H34M5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44" meta:character-count="898" meta:non-whitespace-character-count="770"/>
  </office:meta>
</office:document-meta>
</file>